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900000135BB7F4CEC.png"/>
  <manifest:file-entry manifest:media-type="image/png" manifest:full-path="Pictures/100000000000019F000000A99DDC57B2.png"/>
  <manifest:file-entry manifest:media-type="image/png" manifest:full-path="Pictures/10000000000001FF0000014469598C35.png"/>
  <manifest:file-entry manifest:media-type="image/png" manifest:full-path="Pictures/100000000000026B000001823595D02F.png"/>
  <manifest:file-entry manifest:media-type="image/png" manifest:full-path="Pictures/1000000000000256000001708D37D95D.png"/>
  <manifest:file-entry manifest:media-type="image/png" manifest:full-path="Pictures/1000000000000336000001BE1A54B47E.png"/>
  <manifest:file-entry manifest:media-type="image/png" manifest:full-path="Pictures/100000000000031400000252F1B66444.png"/>
  <manifest:file-entry manifest:media-type="image/png" manifest:full-path="Pictures/10000000000002EE0000024B6BE04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9.223cm" draw:z-index="0"><draw:image xlink:href="Pictures/1000000000000336000001BE1A54B47E.png" xlink:type="simple" xlink:show="embed" xlink:actuate="onLoad"/></draw:frame> </text:p>
      <text:p text:style-name="Standard"/>
      <text:p text:style-name="Standard"><draw:frame draw:style-name="fr1" draw:name="Grafik2" text:anchor-type="paragraph" svg:width="17cm" svg:height="12.813cm" draw:z-index="1"><draw:image xlink:href="Pictures/100000000000031400000252F1B66444.png" xlink:type="simple" xlink:show="embed" xlink:actuate="onLoad"/></draw:frame></text:p>
      <text:p text:style-name="Standard"/>
      <text:p text:style-name="Standard"><draw:frame draw:style-name="fr2" draw:name="Grafik3" text:anchor-type="paragraph" svg:width="13.522cm" svg:height="8.573cm" draw:z-index="2"><draw:image xlink:href="Pictures/10000000000001FF0000014469598C35.png" xlink:type="simple" xlink:show="embed" xlink:actuate="onLoad"/></draw:frame><text:soft-page-break/></text:p>
      <text:p text:style-name="Standard"/>
      <text:p text:style-name="Standard"><draw:frame draw:style-name="fr1" draw:name="Grafik4" text:anchor-type="paragraph" svg:width="17cm" svg:height="13.305cm" draw:z-index="3"><draw:image xlink:href="Pictures/10000000000002EE0000024B6BE04C6E.png" xlink:type="simple" xlink:show="embed" xlink:actuate="onLoad"/></draw:frame></text:p>
      <text:p text:style-name="Standard"/>
      <text:p text:style-name="Standard"><draw:frame draw:style-name="fr2" draw:name="Grafik5" text:anchor-type="paragraph" svg:width="15.824cm" svg:height="9.738cm" draw:z-index="4"><draw:image xlink:href="Pictures/1000000000000256000001708D37D95D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Grafik6" text:anchor-type="paragraph" svg:width="10.821cm" svg:height="8.176cm" draw:z-index="5"><draw:image xlink:href="Pictures/100000000000019900000135BB7F4CEC.png" xlink:type="simple" xlink:show="embed" xlink:actuate="onLoad"/></draw:frame></text:p>
      <text:p text:style-name="Standard"/>
      <text:p text:style-name="Standard"><draw:frame draw:style-name="fr2" draw:name="Grafik7" text:anchor-type="paragraph" svg:width="16.379cm" svg:height="10.215cm" draw:z-index="6"><draw:image xlink:href="Pictures/100000000000026B000001823595D02F.png" xlink:type="simple" xlink:show="embed" xlink:actuate="onLoad"/></draw:frame><draw:frame draw:style-name="fr4" draw:name="Grafik8" text:anchor-type="paragraph" svg:x="0.85cm" svg:y="11.329cm" svg:width="10.98cm" svg:height="4.471cm" draw:z-index="7"><draw:image xlink:href="Pictures/100000000000019F000000A99DDC57B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es Lam</meta:initial-creator>
    <meta:creation-date>2016-07-08T18:25:52.52</meta:creation-date>
    <meta:document-statistic meta:table-count="0" meta:image-count="8" meta:object-count="0" meta:page-count="4" meta:paragraph-count="1" meta:word-count="0" meta:character-count="1"/>
    <dc:date>2016-07-08T18:35:17.98</dc:date>
    <dc:creator>Charles Lam</dc:creator>
    <meta:editing-duration>PT9M31S</meta:editing-duration>
    <meta:editing-cycles>1</meta:editing-cycles>
    <meta:generator>OpenOffice/4.1.2$Win32 OpenOffice.org_project/412m3$Build-9782</meta:generator>
  </office:meta>
</office:document-meta>
</file>